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718128" calcext:value-type="float">
            <text:p>219.7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75128" calcext:value-type="float">
            <text:p>218.5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9888" calcext:value-type="float">
            <text:p>218.5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684" calcext:value-type="float">
            <text:p>218.5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9888" calcext:value-type="float">
            <text:p>218.5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5684" calcext:value-type="float">
            <text:p>218.5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562936" calcext:value-type="float">
            <text:p>218.5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64688" calcext:value-type="float">
            <text:p>218.8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6164" calcext:value-type="float">
            <text:p>218.8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8592" calcext:value-type="float">
            <text:p>218.8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49448" calcext:value-type="float">
            <text:p>218.8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52496" calcext:value-type="float">
            <text:p>218.8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828112" calcext:value-type="float">
            <text:p>218.8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727528" calcext:value-type="float">
            <text:p>218.72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669616" calcext:value-type="float">
            <text:p>218.6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474544" calcext:value-type="float">
            <text:p>218.4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98344" calcext:value-type="float">
            <text:p>218.3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00808" calcext:value-type="float">
            <text:p>218.3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52624" calcext:value-type="float">
            <text:p>218.3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8.319096" calcext:value-type="float">
            <text:p>218.3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10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9.33408" calcext:value-type="float">
            <text:p>219.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7688" calcext:value-type="float">
            <text:p>216.1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3448" calcext:value-type="float">
            <text:p>216.5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2112" calcext:value-type="float">
            <text:p>216.5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9064" calcext:value-type="float">
            <text:p>216.5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54304" calcext:value-type="float">
            <text:p>216.5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69544" calcext:value-type="float">
            <text:p>216.5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8208" calcext:value-type="float">
            <text:p>216.5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2112" calcext:value-type="float">
            <text:p>216.5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6872" calcext:value-type="float">
            <text:p>216.5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6016" calcext:value-type="float">
            <text:p>216.5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6016" calcext:value-type="float">
            <text:p>216.5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4516" calcext:value-type="float">
            <text:p>216.5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992" calcext:value-type="float">
            <text:p>216.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17728" calcext:value-type="float">
            <text:p>216.5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17728" calcext:value-type="float">
            <text:p>216.5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3824" calcext:value-type="float">
            <text:p>216.5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32968" calcext:value-type="float">
            <text:p>216.5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20776" calcext:value-type="float">
            <text:p>216.5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502488" calcext:value-type="float">
            <text:p>216.5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0296" calcext:value-type="float">
            <text:p>216.4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0296" calcext:value-type="float">
            <text:p>216.4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62864" calcext:value-type="float">
            <text:p>216.4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6768" calcext:value-type="float">
            <text:p>216.4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842" calcext:value-type="float">
            <text:p>216.4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0296" calcext:value-type="float">
            <text:p>216.4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3344" calcext:value-type="float">
            <text:p>216.4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842" calcext:value-type="float">
            <text:p>216.4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3344" calcext:value-type="float">
            <text:p>216.4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0296" calcext:value-type="float">
            <text:p>216.4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62864" calcext:value-type="float">
            <text:p>216.4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4576" calcext:value-type="float">
            <text:p>216.4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5432" calcext:value-type="float">
            <text:p>216.4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4576" calcext:value-type="float">
            <text:p>216.4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9816" calcext:value-type="float">
            <text:p>216.4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90296" calcext:value-type="float">
            <text:p>216.4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6896" calcext:value-type="float">
            <text:p>216.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0672" calcext:value-type="float">
            <text:p>216.4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62864" calcext:value-type="float">
            <text:p>216.4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848" calcext:value-type="float">
            <text:p>216.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848" calcext:value-type="float">
            <text:p>216.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6288" calcext:value-type="float">
            <text:p>216.4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1528" calcext:value-type="float">
            <text:p>216.4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9816" calcext:value-type="float">
            <text:p>216.4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44576" calcext:value-type="float">
            <text:p>216.4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2384" calcext:value-type="float">
            <text:p>216.4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0192" calcext:value-type="float">
            <text:p>216.4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8856" calcext:value-type="float">
            <text:p>216.3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4952" calcext:value-type="float">
            <text:p>216.4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2324" calcext:value-type="float">
            <text:p>216.4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59816" calcext:value-type="float">
            <text:p>216.4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3848" calcext:value-type="float">
            <text:p>216.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9712" calcext:value-type="float">
            <text:p>216.3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8" calcext:value-type="float">
            <text:p>216.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404952" calcext:value-type="float">
            <text:p>216.4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276" calcext:value-type="float">
            <text:p>216.3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8376" calcext:value-type="float">
            <text:p>216.3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71424" calcext:value-type="float">
            <text:p>216.3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276" calcext:value-type="float">
            <text:p>216.3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3616" calcext:value-type="float">
            <text:p>216.3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3616" calcext:value-type="float">
            <text:p>216.3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95808" calcext:value-type="float">
            <text:p>216.3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0568" calcext:value-type="float">
            <text:p>216.38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53136" calcext:value-type="float">
            <text:p>216.3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34848" calcext:value-type="float">
            <text:p>216.3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19608" calcext:value-type="float">
            <text:p>216.3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318" calcext:value-type="float">
            <text:p>216.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8376" calcext:value-type="float">
            <text:p>216.3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83616" calcext:value-type="float">
            <text:p>216.3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5328" calcext:value-type="float">
            <text:p>216.3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59232" calcext:value-type="float">
            <text:p>216.3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6228" calcext:value-type="float">
            <text:p>216.3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53136" calcext:value-type="float">
            <text:p>216.3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318" calcext:value-type="float">
            <text:p>216.3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28752" calcext:value-type="float">
            <text:p>216.3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0132" calcext:value-type="float">
            <text:p>216.3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5224" calcext:value-type="float">
            <text:p>216.2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53136" calcext:value-type="float">
            <text:p>216.3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37896" calcext:value-type="float">
            <text:p>216.3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22656" calcext:value-type="float">
            <text:p>216.3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0132" calcext:value-type="float">
            <text:p>216.3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04368" calcext:value-type="float">
            <text:p>216.3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28752" calcext:value-type="float">
            <text:p>216.3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2176" calcext:value-type="float">
            <text:p>216.2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608" calcext:value-type="float">
            <text:p>216.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8272" calcext:value-type="float">
            <text:p>216.2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6936" calcext:value-type="float">
            <text:p>216.2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3032" calcext:value-type="float">
            <text:p>216.28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8272" calcext:value-type="float">
            <text:p>216.2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6936" calcext:value-type="float">
            <text:p>216.2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6936" calcext:value-type="float">
            <text:p>216.2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67792" calcext:value-type="float">
            <text:p>216.2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084" calcext:value-type="float">
            <text:p>216.2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2176" calcext:value-type="float">
            <text:p>216.2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0132" calcext:value-type="float">
            <text:p>216.3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89128" calcext:value-type="float">
            <text:p>216.2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9984" calcext:value-type="float">
            <text:p>216.2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9984" calcext:value-type="float">
            <text:p>216.2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58648" calcext:value-type="float">
            <text:p>216.2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64744" calcext:value-type="float">
            <text:p>216.2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95224" calcext:value-type="float">
            <text:p>216.2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30132" calcext:value-type="float">
            <text:p>216.3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73888" calcext:value-type="float">
            <text:p>216.2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4036" calcext:value-type="float">
            <text:p>216.2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2072" calcext:value-type="float">
            <text:p>216.2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12928" calcext:value-type="float">
            <text:p>216.2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7688" calcext:value-type="float">
            <text:p>216.1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8544" calcext:value-type="float">
            <text:p>216.1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97688" calcext:value-type="float">
            <text:p>216.1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37312" calcext:value-type="float">
            <text:p>216.2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2072" calcext:value-type="float">
            <text:p>216.2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31216" calcext:value-type="float">
            <text:p>216.2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37312" calcext:value-type="float">
            <text:p>216.2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2512" calcext:value-type="float">
            <text:p>216.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5496" calcext:value-type="float">
            <text:p>216.1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6416" calcext:value-type="float">
            <text:p>216.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67208" calcext:value-type="float">
            <text:p>216.1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0988" calcext:value-type="float">
            <text:p>216.2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73304" calcext:value-type="float">
            <text:p>216.1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1968" calcext:value-type="float">
            <text:p>216.1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76352" calcext:value-type="float">
            <text:p>216.1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2448" calcext:value-type="float">
            <text:p>216.1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2448" calcext:value-type="float">
            <text:p>216.1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2448" calcext:value-type="float">
            <text:p>216.1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0988" calcext:value-type="float">
            <text:p>216.2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88544" calcext:value-type="float">
            <text:p>216.1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73304" calcext:value-type="float">
            <text:p>216.1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212928" calcext:value-type="float">
            <text:p>216.2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51968" calcext:value-type="float">
            <text:p>216.15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70256" calcext:value-type="float">
            <text:p>216.1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6416" calcext:value-type="float">
            <text:p>216.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45872" calcext:value-type="float">
            <text:p>216.1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30632" calcext:value-type="float">
            <text:p>216.1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4536" calcext:value-type="float">
            <text:p>216.1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9296" calcext:value-type="float">
            <text:p>216.1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7584" calcext:value-type="float">
            <text:p>216.1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6248" calcext:value-type="float">
            <text:p>216.1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84912" calcext:value-type="float">
            <text:p>216.0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0152" calcext:value-type="float">
            <text:p>216.1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9296" calcext:value-type="float">
            <text:p>216.1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15392" calcext:value-type="float">
            <text:p>216.1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0152" calcext:value-type="float">
            <text:p>216.1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24536" calcext:value-type="float">
            <text:p>216.1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106248" calcext:value-type="float">
            <text:p>216.1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84912" calcext:value-type="float">
            <text:p>216.0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81864" calcext:value-type="float">
            <text:p>216.0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81864" calcext:value-type="float">
            <text:p>216.0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5748" calcext:value-type="float">
            <text:p>216.0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54432" calcext:value-type="float">
            <text:p>216.0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66624" calcext:value-type="float">
            <text:p>216.06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4224" calcext:value-type="float">
            <text:p>216.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45288" calcext:value-type="float">
            <text:p>216.0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23952" calcext:value-type="float">
            <text:p>216.0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23952" calcext:value-type="float">
            <text:p>216.0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23952" calcext:value-type="float">
            <text:p>216.0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39192" calcext:value-type="float">
            <text:p>216.0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02616" calcext:value-type="float">
            <text:p>216.0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33096" calcext:value-type="float">
            <text:p>216.03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63576" calcext:value-type="float">
            <text:p>216.0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20904" calcext:value-type="float">
            <text:p>216.0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93472" calcext:value-type="float">
            <text:p>215.9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99568" calcext:value-type="float">
            <text:p>215.9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05664" calcext:value-type="float">
            <text:p>216.0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08712" calcext:value-type="float">
            <text:p>216.0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14808" calcext:value-type="float">
            <text:p>216.0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14808" calcext:value-type="float">
            <text:p>216.0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6.027" calcext:value-type="float">
            <text:p>216.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72136" calcext:value-type="float">
            <text:p>215.9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1656" calcext:value-type="float">
            <text:p>215.9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44704" calcext:value-type="float">
            <text:p>215.9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56896" calcext:value-type="float">
            <text:p>215.9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2992" calcext:value-type="float">
            <text:p>215.9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604" calcext:value-type="float">
            <text:p>215.9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2992" calcext:value-type="float">
            <text:p>215.9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9464" calcext:value-type="float">
            <text:p>215.9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6416" calcext:value-type="float">
            <text:p>215.9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6604" calcext:value-type="float">
            <text:p>215.9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59944" calcext:value-type="float">
            <text:p>215.9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29464" calcext:value-type="float">
            <text:p>215.9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3556" calcext:value-type="float">
            <text:p>215.9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4224" calcext:value-type="float">
            <text:p>215.9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8984" calcext:value-type="float">
            <text:p>215.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3744" calcext:value-type="float">
            <text:p>215.8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77648" calcext:value-type="float">
            <text:p>215.8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3744" calcext:value-type="float">
            <text:p>215.8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83744" calcext:value-type="float">
            <text:p>215.8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5936" calcext:value-type="float">
            <text:p>215.8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7272" calcext:value-type="float">
            <text:p>215.9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17272" calcext:value-type="float">
            <text:p>215.9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902032" calcext:value-type="float">
            <text:p>215.9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92888" calcext:value-type="float">
            <text:p>215.8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746" calcext:value-type="float">
            <text:p>215.8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65456" calcext:value-type="float">
            <text:p>215.8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56312" calcext:value-type="float">
            <text:p>215.8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8024" calcext:value-type="float">
            <text:p>215.8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6688" calcext:value-type="float">
            <text:p>215.8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6688" calcext:value-type="float">
            <text:p>215.8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0592" calcext:value-type="float">
            <text:p>215.8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41072" calcext:value-type="float">
            <text:p>215.8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1928" calcext:value-type="float">
            <text:p>215.8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2888" calcext:value-type="float">
            <text:p>215.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1928" calcext:value-type="float">
            <text:p>215.8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4976" calcext:value-type="float">
            <text:p>215.8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8024" calcext:value-type="float">
            <text:p>215.8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4976" calcext:value-type="float">
            <text:p>215.8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34976" calcext:value-type="float">
            <text:p>215.8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25832" calcext:value-type="float">
            <text:p>215.8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07544" calcext:value-type="float">
            <text:p>215.8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2304" calcext:value-type="float">
            <text:p>215.79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01448" calcext:value-type="float">
            <text:p>215.8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792" calcext:value-type="float">
            <text:p>215.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46584" calcext:value-type="float">
            <text:p>215.7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5268" calcext:value-type="float">
            <text:p>215.7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61824" calcext:value-type="float">
            <text:p>215.7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86208" calcext:value-type="float">
            <text:p>215.7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81364" calcext:value-type="float">
            <text:p>215.8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95352" calcext:value-type="float">
            <text:p>215.7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80112" calcext:value-type="float">
            <text:p>215.7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55728" calcext:value-type="float">
            <text:p>215.7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25248" calcext:value-type="float">
            <text:p>215.7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13056" calcext:value-type="float">
            <text:p>215.7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19152" calcext:value-type="float">
            <text:p>215.7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28296" calcext:value-type="float">
            <text:p>215.7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40488" calcext:value-type="float">
            <text:p>215.74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19152" calcext:value-type="float">
            <text:p>215.71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703912" calcext:value-type="float">
            <text:p>215.7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94768" calcext:value-type="float">
            <text:p>215.6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88672" calcext:value-type="float">
            <text:p>215.6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94768" calcext:value-type="float">
            <text:p>215.6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82576" calcext:value-type="float">
            <text:p>215.6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9528" calcext:value-type="float">
            <text:p>215.6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0384" calcext:value-type="float">
            <text:p>215.6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648" calcext:value-type="float">
            <text:p>215.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85624" calcext:value-type="float">
            <text:p>215.6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648" calcext:value-type="float">
            <text:p>215.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70384" calcext:value-type="float">
            <text:p>215.6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6124" calcext:value-type="float">
            <text:p>215.66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58192" calcext:value-type="float">
            <text:p>215.6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42952" calcext:value-type="float">
            <text:p>215.6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21616" calcext:value-type="float">
            <text:p>215.62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2472" calcext:value-type="float">
            <text:p>215.6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9424" calcext:value-type="float">
            <text:p>215.6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2472" calcext:value-type="float">
            <text:p>215.61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18568" calcext:value-type="float">
            <text:p>215.6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028" calcext:value-type="float">
            <text:p>215.6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97232" calcext:value-type="float">
            <text:p>215.5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60028" calcext:value-type="float">
            <text:p>215.6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91136" calcext:value-type="float">
            <text:p>215.5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91136" calcext:value-type="float">
            <text:p>215.5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88088" calcext:value-type="float">
            <text:p>215.58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8504" calcext:value-type="float">
            <text:p>215.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72848" calcext:value-type="float">
            <text:p>215.5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72848" calcext:value-type="float">
            <text:p>215.5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75896" calcext:value-type="float">
            <text:p>215.5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45416" calcext:value-type="float">
            <text:p>215.5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0176" calcext:value-type="float">
            <text:p>215.5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932" calcext:value-type="float">
            <text:p>215.5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48464" calcext:value-type="float">
            <text:p>215.5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3224" calcext:value-type="float">
            <text:p>215.5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0176" calcext:value-type="float">
            <text:p>215.5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6272" calcext:value-type="float">
            <text:p>215.5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3932" calcext:value-type="float">
            <text:p>215.5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27128" calcext:value-type="float">
            <text:p>215.5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21032" calcext:value-type="float">
            <text:p>215.52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0884" calcext:value-type="float">
            <text:p>215.5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05792" calcext:value-type="float">
            <text:p>215.5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50884" calcext:value-type="float">
            <text:p>215.5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9696" calcext:value-type="float">
            <text:p>215.4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87504" calcext:value-type="float">
            <text:p>215.4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87504" calcext:value-type="float">
            <text:p>215.4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90552" calcext:value-type="float">
            <text:p>215.4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84456" calcext:value-type="float">
            <text:p>215.4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6168" calcext:value-type="float">
            <text:p>215.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0072" calcext:value-type="float">
            <text:p>215.4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6168" calcext:value-type="float">
            <text:p>215.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6168" calcext:value-type="float">
            <text:p>215.46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9216" calcext:value-type="float">
            <text:p>215.4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75312" calcext:value-type="float">
            <text:p>215.47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7836" calcext:value-type="float">
            <text:p>215.4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69216" calcext:value-type="float">
            <text:p>215.4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4788" calcext:value-type="float">
            <text:p>215.4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41784" calcext:value-type="float">
            <text:p>215.4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38736" calcext:value-type="float">
            <text:p>215.4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9592" calcext:value-type="float">
            <text:p>215.4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9592" calcext:value-type="float">
            <text:p>215.4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20448" calcext:value-type="float">
            <text:p>215.4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05208" calcext:value-type="float">
            <text:p>215.4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05208" calcext:value-type="float">
            <text:p>215.40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40216" calcext:value-type="float">
            <text:p>215.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96064" calcext:value-type="float">
            <text:p>215.3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96064" calcext:value-type="float">
            <text:p>215.3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99112" calcext:value-type="float">
            <text:p>215.3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99112" calcext:value-type="float">
            <text:p>215.3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8692" calcext:value-type="float">
            <text:p>215.38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7776" calcext:value-type="float">
            <text:p>215.37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4728" calcext:value-type="float">
            <text:p>215.3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83872" calcext:value-type="float">
            <text:p>215.3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83872" calcext:value-type="float">
            <text:p>215.3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74728" calcext:value-type="float">
            <text:p>215.3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5584" calcext:value-type="float">
            <text:p>215.3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59488" calcext:value-type="float">
            <text:p>215.3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5644" calcext:value-type="float">
            <text:p>215.3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5644" calcext:value-type="float">
            <text:p>215.3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5644" calcext:value-type="float">
            <text:p>215.3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5584" calcext:value-type="float">
            <text:p>215.3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8632" calcext:value-type="float">
            <text:p>215.3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65584" calcext:value-type="float">
            <text:p>215.3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5644" calcext:value-type="float">
            <text:p>215.3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7296" calcext:value-type="float">
            <text:p>215.3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7296" calcext:value-type="float">
            <text:p>215.34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44248" calcext:value-type="float">
            <text:p>215.3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38152" calcext:value-type="float">
            <text:p>215.33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29008" calcext:value-type="float">
            <text:p>215.32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9864" calcext:value-type="float">
            <text:p>215.3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6816" calcext:value-type="float">
            <text:p>215.3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6816" calcext:value-type="float">
            <text:p>215.3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3768" calcext:value-type="float">
            <text:p>215.3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7672" calcext:value-type="float">
            <text:p>215.3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7672" calcext:value-type="float">
            <text:p>215.3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1072" calcext:value-type="float">
            <text:p>215.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7672" calcext:value-type="float">
            <text:p>215.3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7672" calcext:value-type="float">
            <text:p>215.30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4624" calcext:value-type="float">
            <text:p>215.3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304624" calcext:value-type="float">
            <text:p>215.3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92432" calcext:value-type="float">
            <text:p>215.2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6336" calcext:value-type="float">
            <text:p>215.2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9384" calcext:value-type="float">
            <text:p>215.2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6336" calcext:value-type="float">
            <text:p>215.2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9548" calcext:value-type="float">
            <text:p>215.29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98528" calcext:value-type="float">
            <text:p>215.2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92432" calcext:value-type="float">
            <text:p>215.29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9384" calcext:value-type="float">
            <text:p>215.2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024" calcext:value-type="float">
            <text:p>215.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71096" calcext:value-type="float">
            <text:p>215.2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9384" calcext:value-type="float">
            <text:p>215.2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3288" calcext:value-type="float">
            <text:p>215.2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8024" calcext:value-type="float">
            <text:p>215.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71096" calcext:value-type="float">
            <text:p>215.2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68048" calcext:value-type="float">
            <text:p>215.26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61952" calcext:value-type="float">
            <text:p>215.2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4976" calcext:value-type="float">
            <text:p>215.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4976" calcext:value-type="float">
            <text:p>215.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37568" calcext:value-type="float">
            <text:p>215.23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5376" calcext:value-type="float">
            <text:p>215.2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2328" calcext:value-type="float">
            <text:p>215.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5376" calcext:value-type="float">
            <text:p>215.2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2328" calcext:value-type="float">
            <text:p>215.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5376" calcext:value-type="float">
            <text:p>215.2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31472" calcext:value-type="float">
            <text:p>215.2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22328" calcext:value-type="float">
            <text:p>215.2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928" calcext:value-type="float">
            <text:p>215.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13184" calcext:value-type="float">
            <text:p>215.2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7088" calcext:value-type="float">
            <text:p>215.2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4896" calcext:value-type="float">
            <text:p>215.1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7944" calcext:value-type="float">
            <text:p>215.1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200992" calcext:value-type="float">
            <text:p>215.2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4896" calcext:value-type="float">
            <text:p>215.1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88" calcext:value-type="float">
            <text:p>215.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356" calcext:value-type="float">
            <text:p>215.1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4416" calcext:value-type="float">
            <text:p>215.1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1368" calcext:value-type="float">
            <text:p>215.1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1848" calcext:value-type="float">
            <text:p>215.1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1368" calcext:value-type="float">
            <text:p>215.1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55272" calcext:value-type="float">
            <text:p>215.1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7464" calcext:value-type="float">
            <text:p>215.1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0512" calcext:value-type="float">
            <text:p>215.1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1848" calcext:value-type="float">
            <text:p>215.1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94896" calcext:value-type="float">
            <text:p>215.1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5752" calcext:value-type="float">
            <text:p>215.18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0512" calcext:value-type="float">
            <text:p>215.1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356" calcext:value-type="float">
            <text:p>215.17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6608" calcext:value-type="float">
            <text:p>215.1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9656" calcext:value-type="float">
            <text:p>215.1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9656" calcext:value-type="float">
            <text:p>215.17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4416" calcext:value-type="float">
            <text:p>215.1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76608" calcext:value-type="float">
            <text:p>215.1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82704" calcext:value-type="float">
            <text:p>215.1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5832" calcext:value-type="float">
            <text:p>215.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52224" calcext:value-type="float">
            <text:p>215.1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4416" calcext:value-type="float">
            <text:p>215.1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5832" calcext:value-type="float">
            <text:p>215.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61368" calcext:value-type="float">
            <text:p>215.1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46128" calcext:value-type="float">
            <text:p>215.1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21744" calcext:value-type="float">
            <text:p>215.1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8696" calcext:value-type="float">
            <text:p>215.1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0888" calcext:value-type="float">
            <text:p>215.1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5648" calcext:value-type="float">
            <text:p>215.1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0888" calcext:value-type="float">
            <text:p>215.1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6984" calcext:value-type="float">
            <text:p>215.1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3936" calcext:value-type="float">
            <text:p>215.1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94312" calcext:value-type="float">
            <text:p>215.0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85168" calcext:value-type="float">
            <text:p>215.0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8696" calcext:value-type="float">
            <text:p>215.1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36984" calcext:value-type="float">
            <text:p>215.1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09552" calcext:value-type="float">
            <text:p>215.1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2976" calcext:value-type="float">
            <text:p>215.0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7736" calcext:value-type="float">
            <text:p>215.0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4688" calcext:value-type="float">
            <text:p>215.0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7736" calcext:value-type="float">
            <text:p>215.0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63832" calcext:value-type="float">
            <text:p>215.06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7736" calcext:value-type="float">
            <text:p>215.0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7736" calcext:value-type="float">
            <text:p>215.0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6024" calcext:value-type="float">
            <text:p>215.0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18696" calcext:value-type="float">
            <text:p>215.11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100408" calcext:value-type="float">
            <text:p>215.1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2976" calcext:value-type="float">
            <text:p>215.0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48592" calcext:value-type="float">
            <text:p>215.0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76024" calcext:value-type="float">
            <text:p>215.0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4688" calcext:value-type="float">
            <text:p>215.0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3352" calcext:value-type="float">
            <text:p>215.0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18112" calcext:value-type="float">
            <text:p>215.0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164" calcext:value-type="float">
            <text:p>215.0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6688" calcext:value-type="float">
            <text:p>215.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5164" calcext:value-type="float">
            <text:p>215.0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60784" calcext:value-type="float">
            <text:p>215.06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64" calcext:value-type="float">
            <text:p>215.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24208" calcext:value-type="float">
            <text:p>215.0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24208" calcext:value-type="float">
            <text:p>215.0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9824" calcext:value-type="float">
            <text:p>214.9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3248" calcext:value-type="float">
            <text:p>214.9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544" calcext:value-type="float">
            <text:p>214.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02872" calcext:value-type="float">
            <text:p>215.0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30304" calcext:value-type="float">
            <text:p>215.0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1536" calcext:value-type="float">
            <text:p>214.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544" calcext:value-type="float">
            <text:p>214.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1536" calcext:value-type="float">
            <text:p>214.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02872" calcext:value-type="float">
            <text:p>215.0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08968" calcext:value-type="float">
            <text:p>215.0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6296" calcext:value-type="float">
            <text:p>214.9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8488" calcext:value-type="float">
            <text:p>214.9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2392" calcext:value-type="float">
            <text:p>214.9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1536" calcext:value-type="float">
            <text:p>214.98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9344" calcext:value-type="float">
            <text:p>214.9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6296" calcext:value-type="float">
            <text:p>214.9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7544" calcext:value-type="float">
            <text:p>214.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96776" calcext:value-type="float">
            <text:p>214.9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5.00592" calcext:value-type="float">
            <text:p>215.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87632" calcext:value-type="float">
            <text:p>214.9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6296" calcext:value-type="float">
            <text:p>214.96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3248" calcext:value-type="float">
            <text:p>214.9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35816" calcext:value-type="float">
            <text:p>214.9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1432" calcext:value-type="float">
            <text:p>214.9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17528" calcext:value-type="float">
            <text:p>214.91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2972" calcext:value-type="float">
            <text:p>214.9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63248" calcext:value-type="float">
            <text:p>214.96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4496" calcext:value-type="float">
            <text:p>214.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05336" calcext:value-type="float">
            <text:p>214.9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96192" calcext:value-type="float">
            <text:p>214.8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6876" calcext:value-type="float">
            <text:p>214.8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59616" calcext:value-type="float">
            <text:p>214.8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96192" calcext:value-type="float">
            <text:p>214.8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41912" calcext:value-type="float">
            <text:p>214.9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938864" calcext:value-type="float">
            <text:p>214.9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96192" calcext:value-type="float">
            <text:p>214.8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7904" calcext:value-type="float">
            <text:p>214.8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7424" calcext:value-type="float">
            <text:p>214.8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4376" calcext:value-type="float">
            <text:p>214.8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4856" calcext:value-type="float">
            <text:p>214.8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84" calcext:value-type="float">
            <text:p>214.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71808" calcext:value-type="float">
            <text:p>214.8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7424" calcext:value-type="float">
            <text:p>214.8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6088" calcext:value-type="float">
            <text:p>214.8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0848" calcext:value-type="float">
            <text:p>214.8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9136" calcext:value-type="float">
            <text:p>214.8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2184" calcext:value-type="float">
            <text:p>214.8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2184" calcext:value-type="float">
            <text:p>214.8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1328" calcext:value-type="float">
            <text:p>214.8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5352" calcext:value-type="float">
            <text:p>214.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828" calcext:value-type="float">
            <text:p>214.8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4752" calcext:value-type="float">
            <text:p>214.8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6464" calcext:value-type="float">
            <text:p>214.7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0848" calcext:value-type="float">
            <text:p>214.81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5232" calcext:value-type="float">
            <text:p>214.8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4752" calcext:value-type="float">
            <text:p>214.8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16944" calcext:value-type="float">
            <text:p>214.8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304" calcext:value-type="float">
            <text:p>214.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8656" calcext:value-type="float">
            <text:p>214.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78" calcext:value-type="float">
            <text:p>214.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5232" calcext:value-type="float">
            <text:p>214.8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41328" calcext:value-type="float">
            <text:p>214.8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32184" calcext:value-type="float">
            <text:p>214.8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04752" calcext:value-type="float">
            <text:p>214.8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74272" calcext:value-type="float">
            <text:p>214.7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3792" calcext:value-type="float">
            <text:p>214.7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5984" calcext:value-type="float">
            <text:p>214.7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98656" calcext:value-type="float">
            <text:p>214.79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0368" calcext:value-type="float">
            <text:p>214.7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9032" calcext:value-type="float">
            <text:p>214.7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49888" calcext:value-type="float">
            <text:p>214.7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9032" calcext:value-type="float">
            <text:p>214.7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5984" calcext:value-type="float">
            <text:p>214.7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37696" calcext:value-type="float">
            <text:p>214.7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5984" calcext:value-type="float">
            <text:p>214.7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74272" calcext:value-type="float">
            <text:p>214.7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86464" calcext:value-type="float">
            <text:p>214.78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71224" calcext:value-type="float">
            <text:p>214.7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9032" calcext:value-type="float">
            <text:p>214.75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5984" calcext:value-type="float">
            <text:p>214.7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2936" calcext:value-type="float">
            <text:p>214.7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52936" calcext:value-type="float">
            <text:p>214.7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0112" calcext:value-type="float">
            <text:p>214.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76736" calcext:value-type="float">
            <text:p>214.6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8448" calcext:value-type="float">
            <text:p>214.6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3208" calcext:value-type="float">
            <text:p>214.6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588" calcext:value-type="float">
            <text:p>214.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588" calcext:value-type="float">
            <text:p>214.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76736" calcext:value-type="float">
            <text:p>214.6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8072" calcext:value-type="float">
            <text:p>214.6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588" calcext:value-type="float">
            <text:p>214.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588" calcext:value-type="float">
            <text:p>214.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95024" calcext:value-type="float">
            <text:p>214.6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04168" calcext:value-type="float">
            <text:p>214.7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71636" calcext:value-type="float">
            <text:p>214.7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8588" calcext:value-type="float">
            <text:p>214.6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54" calcext:value-type="float">
            <text:p>214.6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64544" calcext:value-type="float">
            <text:p>214.6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54" calcext:value-type="float">
            <text:p>214.6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016" calcext:value-type="float">
            <text:p>214.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3208" calcext:value-type="float">
            <text:p>214.6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61496" calcext:value-type="float">
            <text:p>214.6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58448" calcext:value-type="float">
            <text:p>214.6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1872" calcext:value-type="float">
            <text:p>214.6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12728" calcext:value-type="float">
            <text:p>214.6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1016" calcext:value-type="float">
            <text:p>214.6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968" calcext:value-type="float">
            <text:p>214.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968" calcext:value-type="float">
            <text:p>214.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46256" calcext:value-type="float">
            <text:p>214.6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4064" calcext:value-type="float">
            <text:p>214.6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1016" calcext:value-type="float">
            <text:p>214.6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2492" calcext:value-type="float">
            <text:p>214.6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6632" calcext:value-type="float">
            <text:p>214.6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34064" calcext:value-type="float">
            <text:p>214.6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03584" calcext:value-type="float">
            <text:p>214.6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92" calcext:value-type="float">
            <text:p>214.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6152" calcext:value-type="float">
            <text:p>214.5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396" calcext:value-type="float">
            <text:p>214.5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0912" calcext:value-type="float">
            <text:p>214.5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0056" calcext:value-type="float">
            <text:p>214.5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54816" calcext:value-type="float">
            <text:p>214.5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5672" calcext:value-type="float">
            <text:p>214.5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54816" calcext:value-type="float">
            <text:p>214.5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6152" calcext:value-type="float">
            <text:p>214.5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54816" calcext:value-type="float">
            <text:p>214.5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2624" calcext:value-type="float">
            <text:p>214.5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7008" calcext:value-type="float">
            <text:p>214.5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6152" calcext:value-type="float">
            <text:p>214.5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5672" calcext:value-type="float">
            <text:p>214.5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3348" calcext:value-type="float">
            <text:p>214.5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45672" calcext:value-type="float">
            <text:p>214.5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70056" calcext:value-type="float">
            <text:p>214.5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0912" calcext:value-type="float">
            <text:p>214.5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396" calcext:value-type="float">
            <text:p>214.5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36528" calcext:value-type="float">
            <text:p>214.5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1288" calcext:value-type="float">
            <text:p>214.5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1288" calcext:value-type="float">
            <text:p>214.5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7384" calcext:value-type="float">
            <text:p>214.5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1288" calcext:value-type="float">
            <text:p>214.5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6048" calcext:value-type="float">
            <text:p>214.5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3" calcext:value-type="float">
            <text:p>214.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15192" calcext:value-type="float">
            <text:p>214.5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90808" calcext:value-type="float">
            <text:p>214.4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93856" calcext:value-type="float">
            <text:p>214.4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21288" calcext:value-type="float">
            <text:p>214.5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12144" calcext:value-type="float">
            <text:p>214.5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03" calcext:value-type="float">
            <text:p>214.5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90808" calcext:value-type="float">
            <text:p>214.4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63376" calcext:value-type="float">
            <text:p>214.4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38992" calcext:value-type="float">
            <text:p>214.43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4204" calcext:value-type="float">
            <text:p>214.4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54232" calcext:value-type="float">
            <text:p>214.4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7252" calcext:value-type="float">
            <text:p>214.4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60328" calcext:value-type="float">
            <text:p>214.4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54232" calcext:value-type="float">
            <text:p>214.4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48136" calcext:value-type="float">
            <text:p>214.4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45088" calcext:value-type="float">
            <text:p>214.4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268" calcext:value-type="float">
            <text:p>214.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1156" calcext:value-type="float">
            <text:p>214.4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3272" calcext:value-type="float">
            <text:p>214.3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0224" calcext:value-type="float">
            <text:p>214.3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632" calcext:value-type="float">
            <text:p>214.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9368" calcext:value-type="float">
            <text:p>214.3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405464" calcext:value-type="float">
            <text:p>214.4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9368" calcext:value-type="float">
            <text:p>214.3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87176" calcext:value-type="float">
            <text:p>214.3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87176" calcext:value-type="float">
            <text:p>214.3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93272" calcext:value-type="float">
            <text:p>214.3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78032" calcext:value-type="float">
            <text:p>214.3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53648" calcext:value-type="float">
            <text:p>214.3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8408" calcext:value-type="float">
            <text:p>214.3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4504" calcext:value-type="float">
            <text:p>214.3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4504" calcext:value-type="float">
            <text:p>214.3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6584" calcext:value-type="float">
            <text:p>214.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506" calcext:value-type="float">
            <text:p>214.3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1456" calcext:value-type="float">
            <text:p>214.3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8408" calcext:value-type="float">
            <text:p>214.3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41456" calcext:value-type="float">
            <text:p>214.3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536" calcext:value-type="float">
            <text:p>214.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536" calcext:value-type="float">
            <text:p>214.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32312" calcext:value-type="float">
            <text:p>214.3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26216" calcext:value-type="float">
            <text:p>214.3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17072" calcext:value-type="float">
            <text:p>214.3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07928" calcext:value-type="float">
            <text:p>214.3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01832" calcext:value-type="float">
            <text:p>214.3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98784" calcext:value-type="float">
            <text:p>214.2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68304" calcext:value-type="float">
            <text:p>214.2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80496" calcext:value-type="float">
            <text:p>214.2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98784" calcext:value-type="float">
            <text:p>214.2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744" calcext:value-type="float">
            <text:p>214.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3064" calcext:value-type="float">
            <text:p>214.2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3064" calcext:value-type="float">
            <text:p>214.2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6112" calcext:value-type="float">
            <text:p>214.2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4776" calcext:value-type="float">
            <text:p>214.2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4776" calcext:value-type="float">
            <text:p>214.2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2584" calcext:value-type="float">
            <text:p>214.2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4776" calcext:value-type="float">
            <text:p>214.2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6112" calcext:value-type="float">
            <text:p>214.2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56112" calcext:value-type="float">
            <text:p>214.2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7824" calcext:value-type="float">
            <text:p>214.2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5632" calcext:value-type="float">
            <text:p>214.2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4776" calcext:value-type="float">
            <text:p>214.2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34776" calcext:value-type="float">
            <text:p>214.2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5632" calcext:value-type="float">
            <text:p>214.2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5632" calcext:value-type="float">
            <text:p>214.2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6488" calcext:value-type="float">
            <text:p>214.2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344" calcext:value-type="float">
            <text:p>214.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10392" calcext:value-type="float">
            <text:p>214.2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07344" calcext:value-type="float">
            <text:p>214.2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07344" calcext:value-type="float">
            <text:p>214.2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01248" calcext:value-type="float">
            <text:p>214.2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6008" calcext:value-type="float">
            <text:p>214.1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6864" calcext:value-type="float">
            <text:p>214.1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8296" calcext:value-type="float">
            <text:p>214.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9912" calcext:value-type="float">
            <text:p>214.1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9912" calcext:value-type="float">
            <text:p>214.1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0768" calcext:value-type="float">
            <text:p>214.1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0768" calcext:value-type="float">
            <text:p>214.1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6864" calcext:value-type="float">
            <text:p>214.1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6864" calcext:value-type="float">
            <text:p>214.1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76864" calcext:value-type="float">
            <text:p>214.1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6772" calcext:value-type="float">
            <text:p>214.1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5248" calcext:value-type="float">
            <text:p>214.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6384" calcext:value-type="float">
            <text:p>214.1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4192" calcext:value-type="float">
            <text:p>214.1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4192" calcext:value-type="float">
            <text:p>214.1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3336" calcext:value-type="float">
            <text:p>214.1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0288" calcext:value-type="float">
            <text:p>214.1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40288" calcext:value-type="float">
            <text:p>214.1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1144" calcext:value-type="float">
            <text:p>214.1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31144" calcext:value-type="float">
            <text:p>214.1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18952" calcext:value-type="float">
            <text:p>214.1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18952" calcext:value-type="float">
            <text:p>214.1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18952" calcext:value-type="float">
            <text:p>214.1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18952" calcext:value-type="float">
            <text:p>214.1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22" calcext:value-type="float">
            <text:p>214.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12856" calcext:value-type="float">
            <text:p>214.1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03712" calcext:value-type="float">
            <text:p>214.10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00664" calcext:value-type="float">
            <text:p>214.1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00664" calcext:value-type="float">
            <text:p>214.1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628" calcext:value-type="float">
            <text:p>214.0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3232" calcext:value-type="float">
            <text:p>214.0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628" calcext:value-type="float">
            <text:p>214.0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9328" calcext:value-type="float">
            <text:p>214.0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94568" calcext:value-type="float">
            <text:p>214.0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628" calcext:value-type="float">
            <text:p>214.0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0184" calcext:value-type="float">
            <text:p>214.0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628" calcext:value-type="float">
            <text:p>214.0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9328" calcext:value-type="float">
            <text:p>214.0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3232" calcext:value-type="float">
            <text:p>214.0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6104" calcext:value-type="float">
            <text:p>214.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6104" calcext:value-type="float">
            <text:p>214.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6104" calcext:value-type="float">
            <text:p>214.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70184" calcext:value-type="float">
            <text:p>214.0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57992" calcext:value-type="float">
            <text:p>214.0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458" calcext:value-type="float">
            <text:p>214.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3608" calcext:value-type="float">
            <text:p>214.0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056" calcext:value-type="float">
            <text:p>214.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056" calcext:value-type="float">
            <text:p>214.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9704" calcext:value-type="float">
            <text:p>214.0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458" calcext:value-type="float">
            <text:p>214.0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42752" calcext:value-type="float">
            <text:p>214.0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3608" calcext:value-type="float">
            <text:p>214.0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7512" calcext:value-type="float">
            <text:p>214.0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4464" calcext:value-type="float">
            <text:p>214.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2272" calcext:value-type="float">
            <text:p>214.0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9224" calcext:value-type="float">
            <text:p>214.0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4464" calcext:value-type="float">
            <text:p>214.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7512" calcext:value-type="float">
            <text:p>214.0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4464" calcext:value-type="float">
            <text:p>214.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4464" calcext:value-type="float">
            <text:p>214.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8368" calcext:value-type="float">
            <text:p>214.0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532" calcext:value-type="float">
            <text:p>214.0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4464" calcext:value-type="float">
            <text:p>214.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7512" calcext:value-type="float">
            <text:p>214.0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33608" calcext:value-type="float">
            <text:p>214.0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1416" calcext:value-type="float">
            <text:p>214.0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7032" calcext:value-type="float">
            <text:p>213.9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7888" calcext:value-type="float">
            <text:p>213.9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0936" calcext:value-type="float">
            <text:p>213.9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7032" calcext:value-type="float">
            <text:p>213.9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6176" calcext:value-type="float">
            <text:p>214.0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2272" calcext:value-type="float">
            <text:p>214.0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12272" calcext:value-type="float">
            <text:p>214.0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5696" calcext:value-type="float">
            <text:p>213.9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8744" calcext:value-type="float">
            <text:p>213.9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9224" calcext:value-type="float">
            <text:p>214.0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8744" calcext:value-type="float">
            <text:p>213.9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3504" calcext:value-type="float">
            <text:p>213.9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24464" calcext:value-type="float">
            <text:p>214.0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6176" calcext:value-type="float">
            <text:p>214.0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0936" calcext:value-type="float">
            <text:p>213.9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7888" calcext:value-type="float">
            <text:p>213.9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1792" calcext:value-type="float">
            <text:p>213.9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0936" calcext:value-type="float">
            <text:p>213.9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8744" calcext:value-type="float">
            <text:p>213.9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5696" calcext:value-type="float">
            <text:p>213.9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97032" calcext:value-type="float">
            <text:p>213.9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3128" calcext:value-type="float">
            <text:p>214.0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7888" calcext:value-type="float">
            <text:p>213.9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5696" calcext:value-type="float">
            <text:p>213.9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2648" calcext:value-type="float">
            <text:p>213.9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8744" calcext:value-type="float">
            <text:p>213.9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1792" calcext:value-type="float">
            <text:p>213.9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96" calcext:value-type="float">
            <text:p>213.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0008" calcext:value-type="float">
            <text:p>214.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1792" calcext:value-type="float">
            <text:p>213.9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436" calcext:value-type="float">
            <text:p>213.9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29976" calcext:value-type="float">
            <text:p>213.9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1688" calcext:value-type="float">
            <text:p>213.9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3912" calcext:value-type="float">
            <text:p>213.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75696" calcext:value-type="float">
            <text:p>213.9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60456" calcext:value-type="float">
            <text:p>213.9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36072" calcext:value-type="float">
            <text:p>213.9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42168" calcext:value-type="float">
            <text:p>213.9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1312" calcext:value-type="float">
            <text:p>213.9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26928" calcext:value-type="float">
            <text:p>213.9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7784" calcext:value-type="float">
            <text:p>213.9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42168" calcext:value-type="float">
            <text:p>213.9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45216" calcext:value-type="float">
            <text:p>213.9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3912" calcext:value-type="float">
            <text:p>213.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29976" calcext:value-type="float">
            <text:p>213.9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7408" calcext:value-type="float">
            <text:p>213.9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436" calcext:value-type="float">
            <text:p>213.9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436" calcext:value-type="float">
            <text:p>213.9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1312" calcext:value-type="float">
            <text:p>213.9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0864" calcext:value-type="float">
            <text:p>213.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84256" calcext:value-type="float">
            <text:p>213.8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0352" calcext:value-type="float">
            <text:p>213.8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1688" calcext:value-type="float">
            <text:p>213.9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48264" calcext:value-type="float">
            <text:p>213.9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42168" calcext:value-type="float">
            <text:p>213.9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7784" calcext:value-type="float">
            <text:p>213.9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05592" calcext:value-type="float">
            <text:p>213.9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4736" calcext:value-type="float">
            <text:p>213.9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57408" calcext:value-type="float">
            <text:p>213.9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42168" calcext:value-type="float">
            <text:p>213.9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2388" calcext:value-type="float">
            <text:p>213.9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02544" calcext:value-type="float">
            <text:p>213.9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9496" calcext:value-type="float">
            <text:p>213.8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87304" calcext:value-type="float">
            <text:p>213.8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81208" calcext:value-type="float">
            <text:p>213.8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84256" calcext:value-type="float">
            <text:p>213.8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81208" calcext:value-type="float">
            <text:p>213.8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90352" calcext:value-type="float">
            <text:p>213.8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0864" calcext:value-type="float">
            <text:p>213.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3776" calcext:value-type="float">
            <text:p>213.8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2064" calcext:value-type="float">
            <text:p>213.8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17784" calcext:value-type="float">
            <text:p>213.9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2064" calcext:value-type="float">
            <text:p>213.8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768" calcext:value-type="float">
            <text:p>213.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5112" calcext:value-type="float">
            <text:p>213.8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4632" calcext:value-type="float">
            <text:p>213.8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72" calcext:value-type="float">
            <text:p>213.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6824" calcext:value-type="float">
            <text:p>213.8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81208" calcext:value-type="float">
            <text:p>213.8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9872" calcext:value-type="float">
            <text:p>213.8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8536" calcext:value-type="float">
            <text:p>213.8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75112" calcext:value-type="float">
            <text:p>213.8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65968" calcext:value-type="float">
            <text:p>213.8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4632" calcext:value-type="float">
            <text:p>213.8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5488" calcext:value-type="float">
            <text:p>213.8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244" calcext:value-type="float">
            <text:p>213.8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9392" calcext:value-type="float">
            <text:p>213.8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8536" calcext:value-type="float">
            <text:p>213.8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0196" calcext:value-type="float">
            <text:p>213.8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72" calcext:value-type="float">
            <text:p>213.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08056" calcext:value-type="float">
            <text:p>213.8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5488" calcext:value-type="float">
            <text:p>213.8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0248" calcext:value-type="float">
            <text:p>213.8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768" calcext:value-type="float">
            <text:p>213.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50728" calcext:value-type="float">
            <text:p>213.8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3296" calcext:value-type="float">
            <text:p>213.8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92816" calcext:value-type="float">
            <text:p>213.7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98912" calcext:value-type="float">
            <text:p>213.7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0248" calcext:value-type="float">
            <text:p>213.8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44632" calcext:value-type="float">
            <text:p>213.8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4152" calcext:value-type="float">
            <text:p>213.8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92816" calcext:value-type="float">
            <text:p>213.7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5384" calcext:value-type="float">
            <text:p>213.7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0624" calcext:value-type="float">
            <text:p>213.7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6344" calcext:value-type="float">
            <text:p>213.8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08056" calcext:value-type="float">
            <text:p>213.8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98912" calcext:value-type="float">
            <text:p>213.7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148" calcext:value-type="float">
            <text:p>213.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2336" calcext:value-type="float">
            <text:p>213.7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3672" calcext:value-type="float">
            <text:p>213.7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1" calcext:value-type="float">
            <text:p>213.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1856" calcext:value-type="float">
            <text:p>213.7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148" calcext:value-type="float">
            <text:p>213.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20248" calcext:value-type="float">
            <text:p>213.8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72" calcext:value-type="float">
            <text:p>213.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3244" calcext:value-type="float">
            <text:p>213.8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7576" calcext:value-type="float">
            <text:p>213.7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1" calcext:value-type="float">
            <text:p>213.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1856" calcext:value-type="float">
            <text:p>213.7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8432" calcext:value-type="float">
            <text:p>213.7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2336" calcext:value-type="float">
            <text:p>213.7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9768" calcext:value-type="float">
            <text:p>213.7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8672" calcext:value-type="float">
            <text:p>213.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3192" calcext:value-type="float">
            <text:p>213.7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4904" calcext:value-type="float">
            <text:p>213.7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4904" calcext:value-type="float">
            <text:p>213.7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4904" calcext:value-type="float">
            <text:p>213.7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8432" calcext:value-type="float">
            <text:p>213.7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148" calcext:value-type="float">
            <text:p>213.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624" calcext:value-type="float">
            <text:p>213.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1" calcext:value-type="float">
            <text:p>213.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1" calcext:value-type="float">
            <text:p>213.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9288" calcext:value-type="float">
            <text:p>213.7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1856" calcext:value-type="float">
            <text:p>213.7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2712" calcext:value-type="float">
            <text:p>213.7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2232" calcext:value-type="float">
            <text:p>213.6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004" calcext:value-type="float">
            <text:p>213.6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7472" calcext:value-type="float">
            <text:p>213.7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50144" calcext:value-type="float">
            <text:p>213.7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8808" calcext:value-type="float">
            <text:p>213.7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4904" calcext:value-type="float">
            <text:p>213.7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4048" calcext:value-type="float">
            <text:p>213.7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16616" calcext:value-type="float">
            <text:p>213.7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76992" calcext:value-type="float">
            <text:p>213.6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6136" calcext:value-type="float">
            <text:p>213.6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148" calcext:value-type="float">
            <text:p>213.7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77576" calcext:value-type="float">
            <text:p>213.7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41" calcext:value-type="float">
            <text:p>213.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5384" calcext:value-type="float">
            <text:p>213.7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65384" calcext:value-type="float">
            <text:p>213.7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37952" calcext:value-type="float">
            <text:p>213.7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8808" calcext:value-type="float">
            <text:p>213.7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576" calcext:value-type="float">
            <text:p>213.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22712" calcext:value-type="float">
            <text:p>213.7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4424" calcext:value-type="float">
            <text:p>213.7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4424" calcext:value-type="float">
            <text:p>213.7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2232" calcext:value-type="float">
            <text:p>213.6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6136" calcext:value-type="float">
            <text:p>213.6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73944" calcext:value-type="float">
            <text:p>213.6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6136" calcext:value-type="float">
            <text:p>213.6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1052" calcext:value-type="float">
            <text:p>213.7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8328" calcext:value-type="float">
            <text:p>213.6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83088" calcext:value-type="float">
            <text:p>213.6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7848" calcext:value-type="float">
            <text:p>213.6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7848" calcext:value-type="float">
            <text:p>213.6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55656" calcext:value-type="float">
            <text:p>213.6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58704" calcext:value-type="float">
            <text:p>213.6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707472" calcext:value-type="float">
            <text:p>213.7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92232" calcext:value-type="float">
            <text:p>213.6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73944" calcext:value-type="float">
            <text:p>213.6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7848" calcext:value-type="float">
            <text:p>213.6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46512" calcext:value-type="float">
            <text:p>213.6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67848" calcext:value-type="float">
            <text:p>213.6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55656" calcext:value-type="float">
            <text:p>213.6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55656" calcext:value-type="float">
            <text:p>213.6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3432" calcext:value-type="float">
            <text:p>213.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37368" calcext:value-type="float">
            <text:p>213.6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658704" calcext:value-type="float">
            <text:p>213.6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826088" calcext:value-type="float">
            <text:p>214.8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3348" calcext:value-type="float">
            <text:p>214.5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618824" calcext:value-type="float">
            <text:p>214.6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567008" calcext:value-type="float">
            <text:p>214.5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387176" calcext:value-type="float">
            <text:p>214.3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8172" calcext:value-type="float">
            <text:p>213.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22868" calcext:value-type="float">
            <text:p>214.2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161624" calcext:value-type="float">
            <text:p>214.1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4.054944" calcext:value-type="float">
            <text:p>214.0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98484" calcext:value-type="float">
            <text:p>213.9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35616" calcext:value-type="float">
            <text:p>213.3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10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7524" calcext:value-type="float">
            <text:p>213.3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1632" calcext:value-type="float">
            <text:p>212.7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0712" calcext:value-type="float">
            <text:p>212.9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504" calcext:value-type="float">
            <text:p>212.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044" calcext:value-type="float">
            <text:p>213.0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2632" calcext:value-type="float">
            <text:p>213.0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044" calcext:value-type="float">
            <text:p>213.0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616" calcext:value-type="float">
            <text:p>213.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2632" calcext:value-type="float">
            <text:p>213.0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2632" calcext:value-type="float">
            <text:p>213.0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044" calcext:value-type="float">
            <text:p>213.0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1296" calcext:value-type="float">
            <text:p>213.0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1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376" calcext:value-type="float">
            <text:p>212.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044" calcext:value-type="float">
            <text:p>213.0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7768" calcext:value-type="float">
            <text:p>213.0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424" calcext:value-type="float">
            <text:p>212.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9856" calcext:value-type="float">
            <text:p>212.9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0712" calcext:value-type="float">
            <text:p>212.9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4852" calcext:value-type="float">
            <text:p>212.9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7184" calcext:value-type="float">
            <text:p>212.9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7184" calcext:value-type="float">
            <text:p>212.9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5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5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9688" calcext:value-type="float">
            <text:p>213.1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5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4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9688" calcext:value-type="float">
            <text:p>213.1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9688" calcext:value-type="float">
            <text:p>213.1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4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9688" calcext:value-type="float">
            <text:p>213.1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3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616" calcext:value-type="float">
            <text:p>213.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8352" calcext:value-type="float">
            <text:p>213.1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616" calcext:value-type="float">
            <text:p>213.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2632" calcext:value-type="float">
            <text:p>213.0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8-0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9856" calcext:value-type="float">
            <text:p>212.9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2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1192" calcext:value-type="float">
            <text:p>212.9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1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1192" calcext:value-type="float">
            <text:p>212.9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1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1192" calcext:value-type="float">
            <text:p>212.9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4136" calcext:value-type="float">
            <text:p>212.9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7664" calcext:value-type="float">
            <text:p>212.9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4136" calcext:value-type="float">
            <text:p>212.9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10-0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9856" calcext:value-type="float">
            <text:p>212.9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9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9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4136" calcext:value-type="float">
            <text:p>212.9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8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8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8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14992" calcext:value-type="float">
            <text:p>212.9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81464" calcext:value-type="float">
            <text:p>212.8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81464" calcext:value-type="float">
            <text:p>212.8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81464" calcext:value-type="float">
            <text:p>212.8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028" calcext:value-type="float">
            <text:p>212.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7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0608" calcext:value-type="float">
            <text:p>212.8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6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6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24136" calcext:value-type="float">
            <text:p>212.9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6328" calcext:value-type="float">
            <text:p>212.9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6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7664" calcext:value-type="float">
            <text:p>212.9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6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69856" calcext:value-type="float">
            <text:p>212.9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2048" calcext:value-type="float">
            <text:p>212.9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5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7664" calcext:value-type="float">
            <text:p>212.9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5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5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5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91192" calcext:value-type="float">
            <text:p>212.99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8248" calcext:value-type="float">
            <text:p>213.0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8248" calcext:value-type="float">
            <text:p>213.0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03384" calcext:value-type="float">
            <text:p>213.0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4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4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15576" calcext:value-type="float">
            <text:p>213.0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3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8248" calcext:value-type="float">
            <text:p>213.0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3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6912" calcext:value-type="float">
            <text:p>213.0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3-1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472" calcext:value-type="float">
            <text:p>213.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9104" calcext:value-type="float">
            <text:p>213.0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568" calcext:value-type="float">
            <text:p>213.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044" calcext:value-type="float">
            <text:p>213.0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2632" calcext:value-type="float">
            <text:p>213.0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2632" calcext:value-type="float">
            <text:p>213.0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2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3968" calcext:value-type="float">
            <text:p>213.1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616" calcext:value-type="float">
            <text:p>213.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616" calcext:value-type="float">
            <text:p>213.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94824" calcext:value-type="float">
            <text:p>213.0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9688" calcext:value-type="float">
            <text:p>213.1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95408" calcext:value-type="float">
            <text:p>213.1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7496" calcext:value-type="float">
            <text:p>213.1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1024" calcext:value-type="float">
            <text:p>213.1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188" calcext:value-type="float">
            <text:p>213.1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808" calcext:value-type="float">
            <text:p>213.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1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28936" calcext:value-type="float">
            <text:p>213.2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1-2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1024" calcext:value-type="float">
            <text:p>213.1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1024" calcext:value-type="float">
            <text:p>213.1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1024" calcext:value-type="float">
            <text:p>213.1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95408" calcext:value-type="float">
            <text:p>213.1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3216" calcext:value-type="float">
            <text:p>213.1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0064" calcext:value-type="float">
            <text:p>213.1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10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2256" calcext:value-type="float">
            <text:p>213.1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9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4448" calcext:value-type="float">
            <text:p>213.1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9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0064" calcext:value-type="float">
            <text:p>213.1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6536" calcext:value-type="float">
            <text:p>213.0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2256" calcext:value-type="float">
            <text:p>213.1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8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2256" calcext:value-type="float">
            <text:p>213.1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7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6536" calcext:value-type="float">
            <text:p>213.0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0092" calcext:value-type="float">
            <text:p>213.1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7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0752" calcext:value-type="float">
            <text:p>213.2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6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7224" calcext:value-type="float">
            <text:p>213.2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856" calcext:value-type="float">
            <text:p>213.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2284" calcext:value-type="float">
            <text:p>213.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6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7224" calcext:value-type="float">
            <text:p>213.2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6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02088" calcext:value-type="float">
            <text:p>213.3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5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0752" calcext:value-type="float">
            <text:p>213.2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1428" calcext:value-type="float">
            <text:p>213.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5-1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02088" calcext:value-type="float">
            <text:p>213.3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0752" calcext:value-type="float">
            <text:p>213.2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1428" calcext:value-type="float">
            <text:p>213.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4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23424" calcext:value-type="float">
            <text:p>213.3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4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9896" calcext:value-type="float">
            <text:p>213.2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1428" calcext:value-type="float">
            <text:p>213.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1428" calcext:value-type="float">
            <text:p>213.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1428" calcext:value-type="float">
            <text:p>213.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80752" calcext:value-type="float">
            <text:p>213.2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5032" calcext:value-type="float">
            <text:p>213.2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7224" calcext:value-type="float">
            <text:p>213.2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3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302088" calcext:value-type="float">
            <text:p>213.3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47224" calcext:value-type="float">
            <text:p>213.2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5032" calcext:value-type="float">
            <text:p>213.2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6856" calcext:value-type="float">
            <text:p>213.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13696" calcext:value-type="float">
            <text:p>213.2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2284" calcext:value-type="float">
            <text:p>213.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56368" calcext:value-type="float">
            <text:p>213.2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35032" calcext:value-type="float">
            <text:p>213.2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2284" calcext:value-type="float">
            <text:p>213.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22284" calcext:value-type="float">
            <text:p>213.2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9312" calcext:value-type="float">
            <text:p>213.1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67976" calcext:value-type="float">
            <text:p>213.1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9312" calcext:value-type="float">
            <text:p>213.1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3592" calcext:value-type="float">
            <text:p>213.1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7712" calcext:value-type="float">
            <text:p>213.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3592" calcext:value-type="float">
            <text:p>213.1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0064" calcext:value-type="float">
            <text:p>213.1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10064" calcext:value-type="float">
            <text:p>213.1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7392" calcext:value-type="float">
            <text:p>213.0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52" calcext:value-type="float">
            <text:p>213.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552" calcext:value-type="float">
            <text:p>213.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76536" calcext:value-type="float">
            <text:p>213.0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8" calcext:value-type="float">
            <text:p>212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55784" calcext:value-type="float">
            <text:p>213.1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80168" calcext:value-type="float">
            <text:p>213.1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4664" calcext:value-type="float">
            <text:p>213.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22256" calcext:value-type="float">
            <text:p>213.1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134448" calcext:value-type="float">
            <text:p>213.1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88728" calcext:value-type="float">
            <text:p>213.0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7392" calcext:value-type="float">
            <text:p>213.0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67392" calcext:value-type="float">
            <text:p>213.06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46056" calcext:value-type="float">
            <text:p>213.0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33864" calcext:value-type="float">
            <text:p>213.0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3.021672" calcext:value-type="float">
            <text:p>213.0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4616" calcext:value-type="float">
            <text:p>212.9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88144" calcext:value-type="float">
            <text:p>212.9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54616" calcext:value-type="float">
            <text:p>212.9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328" calcext:value-type="float">
            <text:p>212.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93328" calcext:value-type="float">
            <text:p>212.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99752" calcext:value-type="float">
            <text:p>212.8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5368" calcext:value-type="float">
            <text:p>212.8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75368" calcext:value-type="float">
            <text:p>212.8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66224" calcext:value-type="float">
            <text:p>212.8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32696" calcext:value-type="float">
            <text:p>212.8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32696" calcext:value-type="float">
            <text:p>212.8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08312" calcext:value-type="float">
            <text:p>212.8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08312" calcext:value-type="float">
            <text:p>212.8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99168" calcext:value-type="float">
            <text:p>212.7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41256" calcext:value-type="float">
            <text:p>212.7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41256" calcext:value-type="float">
            <text:p>212.74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6564" calcext:value-type="float">
            <text:p>212.7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86976" calcext:value-type="float">
            <text:p>212.7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74784" calcext:value-type="float">
            <text:p>212.7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1992" calcext:value-type="float">
            <text:p>212.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32112" calcext:value-type="float">
            <text:p>212.7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32112" calcext:value-type="float">
            <text:p>212.7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1992" calcext:value-type="float">
            <text:p>212.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7728" calcext:value-type="float">
            <text:p>212.7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07728" calcext:value-type="float">
            <text:p>212.7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52864" calcext:value-type="float">
            <text:p>212.6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65056" calcext:value-type="float">
            <text:p>212.6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65056" calcext:value-type="float">
            <text:p>212.6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9336" calcext:value-type="float">
            <text:p>212.6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52864" calcext:value-type="float">
            <text:p>212.6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73616" calcext:value-type="float">
            <text:p>212.5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19336" calcext:value-type="float">
            <text:p>212.6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31528" calcext:value-type="float">
            <text:p>212.6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8" calcext:value-type="float">
            <text:p>212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5228" calcext:value-type="float">
            <text:p>212.5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27896" calcext:value-type="float">
            <text:p>212.5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0656" calcext:value-type="float">
            <text:p>212.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33892" calcext:value-type="float">
            <text:p>212.3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97416" calcext:value-type="float">
            <text:p>212.4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732112" calcext:value-type="float">
            <text:p>212.7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30944" calcext:value-type="float">
            <text:p>212.5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598" calcext:value-type="float">
            <text:p>212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665056" calcext:value-type="float">
            <text:p>212.6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473032" calcext:value-type="float">
            <text:p>212.4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820504" calcext:value-type="float">
            <text:p>212.8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2.192616" calcext:value-type="float">
            <text:p>212.1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878672" calcext:value-type="float">
            <text:p>211.8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7692" calcext:value-type="float">
            <text:p>211.5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3392" calcext:value-type="float">
            <text:p>211.5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543392" calcext:value-type="float">
            <text:p>211.5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788" calcext:value-type="float">
            <text:p>211.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87944" calcext:value-type="float">
            <text:p>211.3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87944" calcext:value-type="float">
            <text:p>211.3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66608" calcext:value-type="float">
            <text:p>211.3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33308" calcext:value-type="float">
            <text:p>211.3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8736" calcext:value-type="float">
            <text:p>211.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4688" calcext:value-type="float">
            <text:p>211.2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44688" calcext:value-type="float">
            <text:p>211.2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1116" calcext:value-type="float">
            <text:p>211.2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8736" calcext:value-type="float">
            <text:p>211.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220304" calcext:value-type="float">
            <text:p>211.2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98968" calcext:value-type="float">
            <text:p>211.1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6544" calcext:value-type="float">
            <text:p>211.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972" calcext:value-type="float">
            <text:p>211.1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1972" calcext:value-type="float">
            <text:p>211.1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64856" calcext:value-type="float">
            <text:p>211.0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13496" calcext:value-type="float">
            <text:p>211.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77048" calcext:value-type="float">
            <text:p>211.0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19136" calcext:value-type="float">
            <text:p>211.0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1.009992" calcext:value-type="float">
            <text:p>211.0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76464" calcext:value-type="float">
            <text:p>210.9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5208" calcext:value-type="float">
            <text:p>210.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30744" calcext:value-type="float">
            <text:p>210.9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8256" calcext:value-type="float">
            <text:p>210.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90636" calcext:value-type="float">
            <text:p>210.9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63104" calcext:value-type="float">
            <text:p>210.7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9576" calcext:value-type="float">
            <text:p>210.7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05192" calcext:value-type="float">
            <text:p>210.7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05192" calcext:value-type="float">
            <text:p>210.7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05192" calcext:value-type="float">
            <text:p>210.7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8992" calcext:value-type="float">
            <text:p>210.6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71664" calcext:value-type="float">
            <text:p>210.6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50328" calcext:value-type="float">
            <text:p>210.6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4608" calcext:value-type="float">
            <text:p>210.6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8992" calcext:value-type="float">
            <text:p>210.6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04608" calcext:value-type="float">
            <text:p>210.6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83272" calcext:value-type="float">
            <text:p>210.5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168" calcext:value-type="float">
            <text:p>210.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37552" calcext:value-type="float">
            <text:p>210.5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61936" calcext:value-type="float">
            <text:p>210.5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516216" calcext:value-type="float">
            <text:p>210.5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628992" calcext:value-type="float">
            <text:p>210.6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69912" calcext:value-type="float">
            <text:p>210.3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312" calcext:value-type="float">
            <text:p>210.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8864" calcext:value-type="float">
            <text:p>206.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31712" calcext:value-type="float">
            <text:p>209.5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856" calcext:value-type="float">
            <text:p>209.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531712" calcext:value-type="float">
            <text:p>209.5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31128" calcext:value-type="float">
            <text:p>209.4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856" calcext:value-type="float">
            <text:p>209.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738" calcext:value-type="float">
            <text:p>209.4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0272" calcext:value-type="float">
            <text:p>209.4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85408" calcext:value-type="float">
            <text:p>209.3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85408" calcext:value-type="float">
            <text:p>209.3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18352" calcext:value-type="float">
            <text:p>209.3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7016" calcext:value-type="float">
            <text:p>209.2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616" calcext:value-type="float">
            <text:p>209.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996" calcext:value-type="float">
            <text:p>209.2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39104" calcext:value-type="float">
            <text:p>209.2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7016" calcext:value-type="float">
            <text:p>209.2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996" calcext:value-type="float">
            <text:p>209.2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7568" calcext:value-type="float">
            <text:p>209.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62904" calcext:value-type="float">
            <text:p>209.1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96432" calcext:value-type="float">
            <text:p>209.1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0712" calcext:value-type="float">
            <text:p>209.1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232" calcext:value-type="float">
            <text:p>209.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928" calcext:value-type="float">
            <text:p>209.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71464" calcext:value-type="float">
            <text:p>209.0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83656" calcext:value-type="float">
            <text:p>209.0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37936" calcext:value-type="float">
            <text:p>209.0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28792" calcext:value-type="float">
            <text:p>209.0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166" calcext:value-type="float">
            <text:p>209.0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404" calcext:value-type="float">
            <text:p>208.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83072" calcext:value-type="float">
            <text:p>208.9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37352" calcext:value-type="float">
            <text:p>208.9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16016" calcext:value-type="float">
            <text:p>208.9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8104" calcext:value-type="float">
            <text:p>208.8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8104" calcext:value-type="float">
            <text:p>208.8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5432" calcext:value-type="float">
            <text:p>208.8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58104" calcext:value-type="float">
            <text:p>208.8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896" calcext:value-type="float">
            <text:p>208.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1048" calcext:value-type="float">
            <text:p>208.7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1848" calcext:value-type="float">
            <text:p>208.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1904" calcext:value-type="float">
            <text:p>208.7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24576" calcext:value-type="float">
            <text:p>208.8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69712" calcext:value-type="float">
            <text:p>208.7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1904" calcext:value-type="float">
            <text:p>208.7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1904" calcext:value-type="float">
            <text:p>208.7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5752" calcext:value-type="float">
            <text:p>208.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91048" calcext:value-type="float">
            <text:p>208.7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0324" calcext:value-type="float">
            <text:p>208.8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82488" calcext:value-type="float">
            <text:p>208.8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3852" calcext:value-type="float">
            <text:p>209.1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2996" calcext:value-type="float">
            <text:p>209.2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64072" calcext:value-type="float">
            <text:p>209.3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6712" calcext:value-type="float">
            <text:p>209.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85408" calcext:value-type="float">
            <text:p>209.3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52464" calcext:value-type="float">
            <text:p>209.4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6744" calcext:value-type="float">
            <text:p>209.4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5188" calcext:value-type="float">
            <text:p>209.3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73216" calcext:value-type="float">
            <text:p>209.3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5376" calcext:value-type="float">
            <text:p>209.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30616" calcext:value-type="float">
            <text:p>209.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97016" calcext:value-type="float">
            <text:p>209.2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328" calcext:value-type="float">
            <text:p>209.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8248" calcext:value-type="float">
            <text:p>209.2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54344" calcext:value-type="float">
            <text:p>209.2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5356" calcext:value-type="float">
            <text:p>207.5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9656" calcext:value-type="float">
            <text:p>208.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17896" calcext:value-type="float">
            <text:p>208.7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72176" calcext:value-type="float">
            <text:p>208.6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5084" calcext:value-type="float">
            <text:p>208.6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784952" calcext:value-type="float">
            <text:p>208.7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28152" calcext:value-type="float">
            <text:p>210.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482688" calcext:value-type="float">
            <text:p>210.4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817968" calcext:value-type="float">
            <text:p>210.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06744" calcext:value-type="float">
            <text:p>209.4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0.729576" calcext:value-type="float">
            <text:p>210.7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248248" calcext:value-type="float">
            <text:p>209.2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12328" calcext:value-type="float">
            <text:p>209.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84896" calcext:value-type="float">
            <text:p>208.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367376" calcext:value-type="float">
            <text:p>208.3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36" calcext:value-type="float">
            <text:p>207.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4312" calcext:value-type="float">
            <text:p>207.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69968" calcext:value-type="float">
            <text:p>207.7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23936" calcext:value-type="float">
            <text:p>208.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79696" calcext:value-type="float">
            <text:p>207.8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602584" calcext:value-type="float">
            <text:p>206.6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1056" calcext:value-type="float">
            <text:p>206.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0688" calcext:value-type="float">
            <text:p>205.9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0688" calcext:value-type="float">
            <text:p>205.9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1536" calcext:value-type="float">
            <text:p>206.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6638" calcext:value-type="float">
            <text:p>205.6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9024" calcext:value-type="float">
            <text:p>204.7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48688" calcext:value-type="float">
            <text:p>205.1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0952" calcext:value-type="float">
            <text:p>205.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8416" calcext:value-type="float">
            <text:p>205.2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3304" calcext:value-type="float">
            <text:p>204.7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462632" calcext:value-type="float">
            <text:p>205.4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24248" calcext:value-type="float">
            <text:p>207.7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976976" calcext:value-type="float">
            <text:p>208.9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92088" calcext:value-type="float">
            <text:p>209.4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68416" calcext:value-type="float">
            <text:p>209.0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3832" calcext:value-type="float">
            <text:p>207.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81264" calcext:value-type="float">
            <text:p>207.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449416" calcext:value-type="float">
            <text:p>209.4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5064" calcext:value-type="float">
            <text:p>207.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82416" calcext:value-type="float">
            <text:p>206.7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35528" calcext:value-type="float">
            <text:p>206.5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95976" calcext:value-type="float">
            <text:p>208.5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6696" calcext:value-type="float">
            <text:p>206.7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6696" calcext:value-type="float">
            <text:p>206.7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10688" calcext:value-type="float">
            <text:p>205.9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30472" calcext:value-type="float">
            <text:p>207.2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62248" calcext:value-type="float">
            <text:p>206.9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8384" calcext:value-type="float">
            <text:p>205.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21584" calcext:value-type="float">
            <text:p>206.2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28136" calcext:value-type="float">
            <text:p>206.8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82416" calcext:value-type="float">
            <text:p>206.78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36696" calcext:value-type="float">
            <text:p>206.7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636" calcext:value-type="float">
            <text:p>207.0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33192" calcext:value-type="float">
            <text:p>206.1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8472" calcext:value-type="float">
            <text:p>206.4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3728" calcext:value-type="float">
            <text:p>206.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456024" calcext:value-type="float">
            <text:p>207.4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3752" calcext:value-type="float">
            <text:p>206.8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724248" calcext:value-type="float">
            <text:p>207.7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09636" calcext:value-type="float">
            <text:p>207.0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0136" calcext:value-type="float">
            <text:p>207.5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9364" calcext:value-type="float">
            <text:p>208.1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9.044032" calcext:value-type="float">
            <text:p>209.0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8968" calcext:value-type="float">
            <text:p>206.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57464" calcext:value-type="float">
            <text:p>208.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76192" calcext:value-type="float">
            <text:p>207.2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641696" calcext:value-type="float">
            <text:p>208.6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8.14792" calcext:value-type="float">
            <text:p>208.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14208" calcext:value-type="float">
            <text:p>207.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59928" calcext:value-type="float">
            <text:p>207.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76108" calcext:value-type="float">
            <text:p>206.7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8744" calcext:value-type="float">
            <text:p>206.3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2856" calcext:value-type="float">
            <text:p>206.4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73856" calcext:value-type="float">
            <text:p>206.8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6776" calcext:value-type="float">
            <text:p>206.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68472" calcext:value-type="float">
            <text:p>206.4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59912" calcext:value-type="float">
            <text:p>206.5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49472" calcext:value-type="float">
            <text:p>206.8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230472" calcext:value-type="float">
            <text:p>207.2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803752" calcext:value-type="float">
            <text:p>206.8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24" calcext:value-type="float">
            <text:p>205.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200248" calcext:value-type="float">
            <text:p>206.2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514192" calcext:value-type="float">
            <text:p>206.5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364584" calcext:value-type="float">
            <text:p>207.3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7.657192" calcext:value-type="float">
            <text:p>207.6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492856" calcext:value-type="float">
            <text:p>206.4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916528" calcext:value-type="float">
            <text:p>206.9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13024" calcext:value-type="float">
            <text:p>206.3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78" calcext:value-type="float">
            <text:p>204.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020416" calcext:value-type="float">
            <text:p>206.0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358744" calcext:value-type="float">
            <text:p>206.3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6.111856" calcext:value-type="float">
            <text:p>206.1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57248" calcext:value-type="float">
            <text:p>205.0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4912" calcext:value-type="float">
            <text:p>204.6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06856" calcext:value-type="float">
            <text:p>204.2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72744" calcext:value-type="float">
            <text:p>204.0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71192" calcext:value-type="float">
            <text:p>205.3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4836" calcext:value-type="float">
            <text:p>204.0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71576" calcext:value-type="float">
            <text:p>203.8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5336" calcext:value-type="float">
            <text:p>205.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1744" calcext:value-type="float">
            <text:p>203.6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90576" calcext:value-type="float">
            <text:p>203.4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27024" calcext:value-type="float">
            <text:p>204.0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2136" calcext:value-type="float">
            <text:p>204.5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24304" calcext:value-type="float">
            <text:p>205.1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924" calcext:value-type="float">
            <text:p>205.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4912" calcext:value-type="float">
            <text:p>204.6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71192" calcext:value-type="float">
            <text:p>205.3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036" calcext:value-type="float">
            <text:p>204.8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77744" calcext:value-type="float">
            <text:p>205.9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932024" calcext:value-type="float">
            <text:p>205.9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752192" calcext:value-type="float">
            <text:p>205.7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5232" calcext:value-type="float">
            <text:p>205.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0192" calcext:value-type="float">
            <text:p>204.9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77416" calcext:value-type="float">
            <text:p>204.8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76248" calcext:value-type="float">
            <text:p>204.6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3304" calcext:value-type="float">
            <text:p>204.7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1968" calcext:value-type="float">
            <text:p>204.7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67688" calcext:value-type="float">
            <text:p>204.7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398" calcext:value-type="float">
            <text:p>204.1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3744" calcext:value-type="float">
            <text:p>204.4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47192" calcext:value-type="float">
            <text:p>203.8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25856" calcext:value-type="float">
            <text:p>203.8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0452" calcext:value-type="float">
            <text:p>203.8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93952" calcext:value-type="float">
            <text:p>204.5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494" calcext:value-type="float">
            <text:p>204.7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6624" calcext:value-type="float">
            <text:p>204.6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4084" calcext:value-type="float">
            <text:p>204.8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50568" calcext:value-type="float">
            <text:p>204.9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73784" calcext:value-type="float">
            <text:p>204.7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07896" calcext:value-type="float">
            <text:p>204.9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54784" calcext:value-type="float">
            <text:p>205.1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88896" calcext:value-type="float">
            <text:p>205.2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22184" calcext:value-type="float">
            <text:p>205.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804008" calcext:value-type="float">
            <text:p>205.8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54784" calcext:value-type="float">
            <text:p>205.1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7424" calcext:value-type="float">
            <text:p>205.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98624" calcext:value-type="float">
            <text:p>205.3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355952" calcext:value-type="float">
            <text:p>205.3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063344" calcext:value-type="float">
            <text:p>205.0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83512" calcext:value-type="float">
            <text:p>204.8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9512" calcext:value-type="float">
            <text:p>204.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224" calcext:value-type="float">
            <text:p>204.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8232" calcext:value-type="float">
            <text:p>204.5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69568" calcext:value-type="float">
            <text:p>204.5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1008" calcext:value-type="float">
            <text:p>204.6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36624" calcext:value-type="float">
            <text:p>204.6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9232" calcext:value-type="float">
            <text:p>204.9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2344" calcext:value-type="float">
            <text:p>204.6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16456" calcext:value-type="float">
            <text:p>204.8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61008" calcext:value-type="float">
            <text:p>204.6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8232" calcext:value-type="float">
            <text:p>204.5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48232" calcext:value-type="float">
            <text:p>204.5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6896" calcext:value-type="float">
            <text:p>204.5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5128" calcext:value-type="float">
            <text:p>204.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5456" calcext:value-type="float">
            <text:p>204.4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5456" calcext:value-type="float">
            <text:p>204.4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2512" calcext:value-type="float">
            <text:p>204.5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412" calcext:value-type="float">
            <text:p>204.4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1412" calcext:value-type="float">
            <text:p>204.4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35456" calcext:value-type="float">
            <text:p>204.4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224" calcext:value-type="float">
            <text:p>204.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81176" calcext:value-type="float">
            <text:p>204.4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5984" calcext:value-type="float">
            <text:p>204.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684" calcext:value-type="float">
            <text:p>204.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8552" calcext:value-type="float">
            <text:p>204.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0264" calcext:value-type="float">
            <text:p>204.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8072" calcext:value-type="float">
            <text:p>203.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3688" calcext:value-type="float">
            <text:p>203.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7592" calcext:value-type="float">
            <text:p>203.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016" calcext:value-type="float">
            <text:p>203.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7112" calcext:value-type="float">
            <text:p>203.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1872" calcext:value-type="float">
            <text:p>203.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3584" calcext:value-type="float">
            <text:p>202.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206" calcext:value-type="float">
            <text:p>202.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72248" calcext:value-type="float">
            <text:p>202.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0056" calcext:value-type="float">
            <text:p>202.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47864" calcext:value-type="float">
            <text:p>202.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9576" calcext:value-type="float">
            <text:p>202.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17384" calcext:value-type="float">
            <text:p>202.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192" calcext:value-type="float">
            <text:p>202.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5192" calcext:value-type="float">
            <text:p>202.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89952" calcext:value-type="float">
            <text:p>201.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7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24" calcext:value-type="float">
            <text:p>202.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92" calcext:value-type="float">
            <text:p>202.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904503</text:p>
          </table:table-cell>
          <table:table-cell office:value-type="string" calcext:value-type="string">
            <text:p>2007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24" calcext:value-type="float">
            <text:p>202.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864" meta:object-count="0"/>
    <meta:user-defined meta:name="AppVersion">3.0</meta:user-defined>
  </office:meta>
</office:document-meta>
</file>